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.37h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hat is a software architecture</text:p>
          </table:table-cell>
          <table:table-cell office:value-type="string">
            <text:p>5 de mayo</text:p>
          </table:table-cell>
          <table:table-cell office:value-type="string">
            <text:p>0.20hs</text:p>
          </table:table-cell>
          <table:table-cell office:value-type="string">
            <text:p>0.45hs</text:p>
          </table:table-cell>
        </table:table-row>
        <table:table-row table:style-name="ro2">
          <table:table-cell/>
          <table:table-cell office:value-type="string">
            <text:p>Quality Attributes</text:p>
          </table:table-cell>
          <table:table-cell office:value-type="string">
            <text:p>5 de mayo</text:p>
          </table:table-cell>
          <table:table-cell office:value-type="string">
            <text:p>1.30hs</text:p>
          </table:table-cell>
          <table:table-cell office:value-type="string">
            <text:p>2.15hs</text:p>
          </table:table-cell>
        </table:table-row>
        <table:table-row table:style-name="ro2">
          <table:table-cell/>
          <table:table-cell office:value-type="string">
            <text:p>Who needs an Architect</text:p>
          </table:table-cell>
          <table:table-cell office:value-type="string">
            <text:p>5 de mayo</text:p>
          </table:table-cell>
          <table:table-cell office:value-type="string">
            <text:p>0.40hs</text:p>
          </table:table-cell>
          <table:table-cell office:value-type="string">
            <text:p>0.50hs</text:p>
          </table:table-cell>
        </table:table-row>
        <table:table-row table:style-name="ro2">
          <table:table-cell/>
          <table:table-cell office:value-type="string">
            <text:p>Preparar presentacion “Availability”</text:p>
          </table:table-cell>
          <table:table-cell office:value-type="string">
            <text:p>5 de mayo</text:p>
          </table:table-cell>
          <table:table-cell office:value-type="string">
            <text:p>1hs</text:p>
          </table:table-cell>
          <table:table-cell office:value-type="string">
            <text:p>1.20hs</text:p>
          </table:table-cell>
        </table:table-row>
        <table:table-row table:style-name="ro2">
          <table:table-cell table:number-columns-repeated="4"/>
          <table:table-cell office:value-type="string">
            <text:p>5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Continuous Integration</text:p>
          </table:table-cell>
          <table:table-cell office:value-type="string">
            <text:p>12 de mayo</text:p>
          </table:table-cell>
          <table:table-cell office:value-type="string">
            <text:p>2.25hs</text:p>
          </table:table-cell>
          <table:table-cell office:value-type="string">
            <text:p>1.03hs</text:p>
          </table:table-cell>
        </table:table-row>
        <table:table-row table:style-name="ro2">
          <table:table-cell/>
          <table:table-cell office:value-type="string">
            <text:p>leer it-mentor news</text:p>
          </table:table-cell>
          <table:table-cell office:value-type="string">
            <text:p>19 de mayo</text:p>
          </table:table-cell>
          <table:table-cell office:value-type="string">
            <text:p>0.17hs</text:p>
          </table:table-cell>
          <table:table-cell office:value-type="string">
            <text:p>0.07hs</text:p>
          </table:table-cell>
        </table:table-row>
        <table:table-row table:style-name="ro2">
          <table:table-cell/>
          <table:table-cell office:value-type="string">
            <text:p>leer Delieando el Alcance (VSM)</text:p>
          </table:table-cell>
          <table:table-cell office:value-type="string">
            <text:p>19 de mayo</text:p>
          </table:table-cell>
          <table:table-cell office:value-type="string">
            <text:p>0.58hs</text:p>
          </table:table-cell>
          <table:table-cell office:value-type="string">
            <text:p>0.2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ar visibilidad iteracion #2</text:p>
          </table:table-cell>
          <table:table-cell office:value-type="string">
            <text:p>3 de junio</text:p>
          </table:table-cell>
          <table:table-cell office:value-type="string">
            <text:p>0.30hs</text:p>
          </table:table-cell>
          <table:table-cell office:value-type="string">
            <text:p>0.41hs</text:p>
          </table:table-cell>
        </table:table-row>
        <table:table-row table:style-name="ro2">
          <table:table-cell/>
          <table:table-cell office:value-type="string">
            <text:p>modificar trello</text:p>
          </table:table-cell>
          <table:table-cell office:value-type="string">
            <text:p>3 de junio</text:p>
          </table:table-cell>
          <table:table-cell office:value-type="string">
            <text:p>0.15hs <text:s text:c="4"/></text:p>
          </table:table-cell>
          <table:table-cell office:value-type="string">
            <text:p>0.25hs</text:p>
          </table:table-cell>
        </table:table-row>
        <table:table-row table:style-name="ro2">
          <table:table-cell/>
          <table:table-cell office:value-type="string">
            <text:p>generar features de stories iteracion#2</text:p>
          </table:table-cell>
          <table:table-cell office:value-type="string">
            <text:p>4 de junio</text:p>
          </table:table-cell>
          <table:table-cell office:value-type="string">
            <text:p>1hs</text:p>
          </table:table-cell>
          <table:table-cell office:value-type="string">
            <text:p>1:22hs</text:p>
          </table:table-cell>
        </table:table-row>
        <table:table-row table:style-name="ro5">
          <table:table-cell/>
          <table:table-cell office:value-type="string">
            <text:p>step definitions de storie #2</text:p>
          </table:table-cell>
          <table:table-cell office:value-type="string">
            <text:p>8 de junio</text:p>
          </table:table-cell>
          <table:table-cell office:value-type="string">
            <text:p>1 hs</text:p>
          </table:table-cell>
          <table:table-cell office:value-type="string">
            <text:p>1.20hs</text:p>
          </table:table-cell>
        </table:table-row>
        <table:table-row table:style-name="ro2">
          <table:table-cell/>
          <table:table-cell office:value-type="string">
            <text:p>test y funcionalidad clase storie #2</text:p>
          </table:table-cell>
          <table:table-cell office:value-type="string">
            <text:p>8 de junio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“contribuyendo con la calidad dia tras dia”</text:p>
          </table:table-cell>
          <table:table-cell office:value-type="string">
            <text:p>16 de Junio</text:p>
          </table:table-cell>
          <table:table-cell office:value-type="string">
            <text:p>0.29hs</text:p>
          </table:table-cell>
          <table:table-cell office:value-type="string">
            <text:p>0.35hs</text:p>
          </table:table-cell>
        </table:table-row>
        <table:table-row table:style-name="ro2" table:number-rows-repeated="104852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6-17T18:17:26</dc:date>
    <meta:editing-duration>PT18H15M42S</meta:editing-duration>
    <meta:editing-cycles>37</meta:editing-cycles>
    <meta:generator>LibreOffice/3.5$Linux_x86 LibreOffice_project/350m1$Build-2</meta:generator>
    <meta:document-statistic meta:table-count="3" meta:cell-count="170" meta:object-count="0"/>
  </office:meta>
</office:document-meta>
</file>